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BodoniFLF" svg:font-family="BodoniFLF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Empty" style:repeat="stretch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466cm"/>
    </style:style>
    <style:style style:name="pr2" style:family="presentation" style:parent-style-name="Default-subtitle">
      <style:graphic-properties draw:fill="solid" draw:fill-color="#e6e6ff" fo:min-height="15.2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="solid" draw:fill-color="#e6e6ff" fo:min-height="13.716cm"/>
    </style:style>
    <style:style style:name="pr5" style:family="presentation" style:parent-style-name="Default-subtitle" style:list-style-name="L1">
      <style:graphic-properties draw:fill="solid" draw:fill-color="#ccffff" draw:opacity="80%" draw:fill-image-width="0cm" draw:fill-image-height="0cm" fo:min-height="14.478cm" draw:shadow-opacity="80%"/>
    </style:style>
    <style:style style:name="pr6" style:family="presentation" style:parent-style-name="Default-subtitle">
      <style:graphic-properties draw:fill="solid" draw:fill-color="#ccffff" fo:min-height="14.617cm"/>
    </style:style>
    <style:style style:name="pr7" style:family="presentation" style:parent-style-name="Default-subtitle">
      <style:graphic-properties draw:fill="solid" draw:fill-color="#ffffcc" fo:min-height="14.889cm"/>
    </style:style>
    <style:style style:name="pr8" style:family="presentation" style:parent-style-name="Default-subtitle" style:list-style-name="L2">
      <style:graphic-properties draw:fill="solid" draw:fill-color="#ffffcc" fo:min-height="14.986cm"/>
    </style:style>
    <style:style style:name="pr9" style:family="presentation" style:parent-style-name="Default-subtitle" style:list-style-name="L2">
      <style:graphic-properties draw:fill="solid" draw:fill-color="#ffffcc" fo:min-height="14.986cm"/>
    </style:style>
    <style:style style:name="pr10" style:family="presentation" style:parent-style-name="Default-subtitle" style:list-style-name="L2">
      <style:graphic-properties draw:fill="solid" draw:fill-color="#ffffcc" fo:min-height="14.986cm"/>
    </style:style>
    <style:style style:name="pr11" style:family="presentation" style:parent-style-name="Default-outline1">
      <style:graphic-properties draw:fill="solid" draw:fill-color="#729fcf" draw:opacity="20%" fo:min-height="11.932cm" draw:shadow-opacity="20%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style:paragraph-properties fo:text-align="center">
        <style:tab-stops/>
      </style:paragraph-properties>
      <style:text-properties fo:color="#000000" style:font-name="Liberation Sans" fo:font-size="24pt" fo:text-shadow="none" fo:font-weight="bold" style:letter-kerning="true" style:font-name-asian="Droid Sans Fallback" style:font-size-asian="24pt" style:font-weight-asian="bold" style:font-name-complex="FreeSans" style:font-size-complex="24pt" style:font-weight-complex="600"/>
    </style:style>
    <style:style style:name="P6" style:family="paragraph">
      <style:paragraph-properties fo:text-align="center"/>
    </style:style>
    <style:style style:name="P7" style:family="paragraph">
      <style:text-properties fo:font-size="32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0pt" style:text-underline-style="none"/>
    </style:style>
    <style:style style:name="P10" style:family="paragraph">
      <style:paragraph-properties fo:text-align="center"/>
      <style:text-properties style:font-name="Abyssinica SIL" fo:font-size="36pt" style:font-size-asian="36pt" style:font-size-complex="36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Liberation Sans1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Liberation Sans1" fo:font-size="22pt" style:font-size-asian="22pt" style:font-size-complex="22pt"/>
    </style:style>
    <style:style style:name="T10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0000" style:font-name="Liberation Sans" fo:font-size="32pt" fo:text-shadow="none" fo:font-weight="bold" style:letter-kerning="true" style:font-name-asian="Droid Sans Fallback" style:font-size-asian="32pt" style:font-weight-asian="bold" style:font-name-complex="FreeSans" style:font-size-complex="32pt" style:font-weight-complex="600"/>
    </style:style>
    <style:style style:name="T12" style:family="text">
      <style:text-properties fo:color="#000000" style:font-name="Liberation Sans" fo:font-size="24pt" fo:text-shadow="none" fo:font-weight="bold" style:letter-kerning="true" style:font-name-asian="Droid Sans Fallback" style:font-size-asian="24pt" style:font-weight-asian="bold" style:font-name-complex="FreeSans" style:font-size-complex="24pt" style:font-weight-complex="600"/>
    </style:style>
    <style:style style:name="T13" style:family="text">
      <style:text-properties fo:color="#000000" style:font-name="Liberation Sans" fo:font-size="15pt" fo:text-shadow="none" fo:font-weight="normal" style:letter-kerning="true" style:font-name-asian="Droid Sans Fallback" style:font-size-asian="15pt" style:font-weight-asian="normal" style:font-name-complex="FreeSans" style:font-size-complex="15pt" style:font-weight-complex="normal"/>
    </style:style>
    <style:style style:name="T14" style:family="text">
      <style:text-properties fo:color="#000000" style:font-name="Liberation Sans" fo:font-size="15pt" fo:font-style="italic" fo:text-shadow="none" fo:font-weight="normal" style:letter-kerning="true" style:font-name-asian="Droid Sans Fallback" style:font-size-asian="15pt" style:font-style-asian="italic" style:font-weight-asian="normal" style:font-name-complex="FreeSans" style:font-size-complex="15pt" style:font-style-complex="italic" style:font-weight-complex="normal"/>
    </style:style>
    <style:style style:name="T15" style:family="text">
      <style:text-properties fo:color="#000000" style:font-name="Liberation Sans" fo:font-size="15pt" fo:text-shadow="none" fo:font-weight="bold" style:letter-kerning="true" style:font-name-asian="Droid Sans Fallback" style:font-size-asian="15pt" style:font-weight-asian="bold" style:font-name-complex="FreeSans" style:font-size-complex="15pt" style:font-weight-complex="bold"/>
    </style:style>
    <style:style style:name="T16" style:family="text">
      <style:text-properties fo:color="#ff0000" style:font-name="Liberation Sans" fo:font-size="15pt" fo:text-shadow="none" fo:font-weight="normal" style:letter-kerning="true" style:font-name-asian="Droid Sans Fallback" style:font-size-asian="15pt" style:font-weight-asian="normal" style:font-name-complex="FreeSans" style:font-size-complex="15pt" style:font-weight-complex="normal"/>
    </style:style>
    <style:style style:name="T17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T19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32pt"/>
    </style:style>
    <style:style style:name="T21" style:family="text">
      <style:text-properties style:font-name="Arial" fo:font-size="15pt" fo:font-style="italic" style:font-size-asian="15pt" style:font-style-asian="italic" style:font-size-complex="15pt" style:font-style-complex="italic"/>
    </style:style>
    <style:style style:name="T22" style:family="text">
      <style:text-properties style:font-name="Arial" fo:font-size="15pt" fo:font-style="normal" style:font-size-asian="15pt" style:font-style-asian="normal" style:font-size-complex="15pt" style:font-style-complex="normal"/>
    </style:style>
    <style:style style:name="T23" style:family="text"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color="#000000" style:font-name="Liberation Sans1" fo:font-size="32pt" fo:text-shadow="none" fo:font-weight="bold" style:font-size-asian="32pt" style:font-weight-asian="bold" style:font-size-complex="32pt" style:font-weight-complex="bold"/>
    </style:style>
    <style:style style:name="T25" style:family="text">
      <style:text-properties fo:color="#000000" style:font-name="Liberation Sans1" fo:font-size="20pt" fo:text-shadow="none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BodoniFLF" fo:font-size="20pt" fo:text-shadow="none" style:font-size-asian="20pt" style:font-size-complex="20pt"/>
    </style:style>
    <style:style style:name="T27" style:family="text">
      <style:text-properties fo:color="#000000" style:font-name="Arial" fo:font-size="15pt" fo:font-style="italic" fo:text-shadow="none" style:font-size-asian="15pt" style:font-style-asian="italic" style:font-size-complex="15pt" style:font-style-complex="italic"/>
    </style:style>
    <style:style style:name="T28" style:family="text">
      <style:text-properties fo:color="#000000" style:font-name="Arial" fo:font-size="15pt" fo:text-shadow="none" fo:font-weight="bold" style:font-size-asian="15pt" style:font-weight-asian="bold" style:font-size-complex="15pt" style:font-weight-complex="bold"/>
    </style:style>
    <style:style style:name="T29" style:family="text">
      <style:text-properties fo:color="#000000" style:font-name="Arial" fo:font-size="15pt" fo:text-shadow="none" style:font-size-asian="15pt" style:font-size-complex="15pt"/>
    </style:style>
    <style:style style:name="T30" style:family="text">
      <style:text-properties fo:color="#000000" style:font-name="Arial" fo:font-size="15pt" fo:font-style="italic" fo:text-shadow="none" fo:font-weight="bold" style:font-size-asian="15pt" style:font-style-asian="italic" style:font-weight-asian="bold" style:font-size-complex="15pt" style:font-style-complex="italic" style:font-weight-complex="bold"/>
    </style:style>
    <style:style style:name="T31" style:family="text">
      <style:text-properties fo:color="#ff0000" style:font-name="Arial" fo:font-size="15pt" fo:text-shadow="none" style:font-size-asian="15pt" style:font-size-complex="15pt"/>
    </style:style>
    <style:style style:name="T32" style:family="text">
      <style:text-properties fo:color="#000000" style:font-name="Arial" fo:font-size="15pt" fo:font-style="italic" fo:text-shadow="none" fo:font-weight="normal" style:font-size-asian="15pt" style:font-style-asian="italic" style:font-weight-asian="normal" style:font-size-complex="15pt" style:font-style-complex="italic" style:font-weight-complex="normal"/>
    </style:style>
    <style:style style:name="T33" style:family="text">
      <style:text-properties fo:color="#000000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color="#000000" style:font-name="Liberation Sans1" fo:font-size="28pt" fo:text-shadow="none" fo:font-weight="bold" style:font-size-asian="28pt" style:font-weight-asian="bold" style:font-size-complex="28pt" style:font-weight-complex="bold"/>
    </style:style>
    <style:style style:name="T35" style:family="text">
      <style:text-properties fo:color="#000000" style:font-name="Liberation Sans1" fo:font-size="28pt" fo:text-shadow="none" fo:font-weight="normal" style:font-size-asian="28pt" style:font-weight-asian="normal" style:font-size-complex="28pt" style:font-weight-complex="normal"/>
    </style:style>
    <style:style style:name="T36" style:family="text">
      <style:text-properties fo:color="#000000" style:font-name="BodoniFLF" fo:font-size="20pt" fo:text-shadow="none" fo:font-weight="bold" style:font-size-asian="20pt" style:font-weight-asian="bold" style:font-size-complex="20pt" style:font-weight-complex="bold"/>
    </style:style>
    <style:style style:name="T37" style:family="text">
      <style:text-properties fo:color="#000000" style:font-name="Arial" fo:font-size="15pt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38" style:family="text">
      <style:text-properties fo:color="#000000" style:font-name="Arial" fo:font-size="15pt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39" style:family="text">
      <style:text-properties fo:color="#ff0000" style:font-name="Arial" fo:font-size="15pt" fo:font-style="italic" fo:text-shadow="none" fo:font-weight="bold" style:font-size-asian="15pt" style:font-style-asian="italic" style:font-weight-asian="bold" style:font-size-complex="15pt" style:font-style-complex="italic" style:font-weight-complex="bold"/>
    </style:style>
    <style:style style:name="T40" style:family="text">
      <style:text-properties fo:color="#ff0000" style:font-name="Arial" fo:font-size="15pt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41" style:family="text">
      <style:text-properties fo:color="#000000" style:font-name="Arial" fo:font-size="12pt" fo:font-style="italic" fo:text-shadow="none" style:font-size-asian="12pt" style:font-style-asian="italic" style:font-size-complex="12pt" style:font-style-complex="italic"/>
    </style:style>
    <style:style style:name="T42" style:family="text">
      <style:text-properties fo:font-size="28pt" fo:font-weight="normal" style:font-size-asian="28pt" style:font-weight-asian="normal" style:font-size-complex="28pt" style:font-weight-complex="normal"/>
    </style:style>
    <style:style style:name="T43" style:family="text">
      <style:text-properties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size="20pt" style:font-size-asian="20pt" style:font-size-complex="20pt"/>
    </style:style>
    <style:style style:name="T4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6" style:family="text">
      <style:text-properties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font-size="20pt" fo:font-style="italic" style:font-size-asian="20pt" style:font-style-asian="italic" style:font-size-complex="20pt" style:font-style-complex="italic"/>
    </style:style>
    <style:style style:name="T49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0" style:family="text">
      <style:text-properties fo:color="#ff0000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1" style:family="text">
      <style:text-properties fo:color="#ff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2" style:family="text">
      <style:text-properties style:font-name="Abyssinica SIL" fo:font-size="36pt" fo:font-weight="bold" style:font-size-asian="36pt" style:font-weight-asian="bold" style:font-size-complex="36pt" style:font-weight-complex="bold"/>
    </style:style>
    <style:style style:name="T53" style:family="text">
      <style:text-properties fo:color="#000000"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T54" style:family="text">
      <style:text-properties fo:color="#000000" style:font-name="BodoniFLF" fo:font-size="22pt" fo:text-shadow="none" fo:font-weight="normal" style:font-size-asian="22pt" style:font-weight-asian="normal" style:font-size-complex="22pt" style:font-weight-complex="normal"/>
    </style:style>
    <style:style style:name="T55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5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teractivos?'15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1cm" svg:height="2.466cm" svg:x="1.399cm" svg:y="0.837cm" presentation:class="title" presentation:user-transformed="true">
          <draw:text-box>
            <text:p><text:span text:style-name="T1">Community Garment Production</text:span><text:span text:style-name="T2"><text:line-break/></text:span><text:span text:style-name="T3">_____________________________________________________</text:span></text:p>
          </draw:text-box>
        </draw:frame>
        <draw:frame presentation:style-name="pr2" draw:text-style-name="P2" draw:layer="layout" svg:width="25.146cm" svg:height="15.24cm" svg:x="1.524cm" svg:y="3.556cm" presentation:class="subtitle" presentation:user-transformed="true">
          <draw:text-box>
            <text:p><text:span text:style-name="T4">We feel good when our clothing fits our bodies.</text:span></text:p>
            <text:p><text:span text:style-name="T4"><text:line-break/></text:span><text:span text:style-name="T4"> </text:span><text:span text:style-name="T4">How do we feel when our clothing </text:span></text:p>
            <text:p><text:span text:style-name="T4">doesn't fit our values?</text:span></text:p>
            <text:p><text:span text:style-name="T5"><text:s/></text:span></text:p>
            <text:p><text:span text:style-name="T6">How can we have...</text:span></text:p>
            <text:p><text:span text:style-name="T7"/></text:p>
            <text:p><text:span text:style-name="T7">ethically made clothing</text:span></text:p>
            <text:p><text:span text:style-name="T7">reduced pollution</text:span></text:p>
            <text:p><text:span text:style-name="T7"><text:s/></text:span><text:span text:style-name="T7">no slavery or child labor</text:span></text:p>
            <text:p><text:span text:style-name="T7">fair wages for workers</text:span></text:p>
            <text:p><text:span text:style-name="T7">an opportunity to make an ethical living</text:span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1cm" svg:height="2.466cm" svg:x="1.399cm" svg:y="0.837cm" presentation:class="title" presentation:user-transformed="true">
          <draw:text-box>
            <text:p><text:span text:style-name="T1">Community Garment Production</text:span><text:span text:style-name="T2"><text:line-break/></text:span><text:span text:style-name="T3">_____________________________________________________</text:span></text:p>
          </draw:text-box>
        </draw:frame>
        <draw:frame presentation:style-name="pr4" draw:text-style-name="P2" draw:layer="layout" svg:width="24.937cm" svg:height="14.685cm" svg:x="1.524cm" svg:y="3.81cm" presentation:class="subtitle" presentation:user-transformed="true">
          <draw:text-box>
            <text:p><text:span text:style-name="T4">Can our clothing fit our bodies </text:span></text:p>
            <text:p><text:span text:style-name="T4">*and* our values?</text:span></text:p>
            <text:p><text:span text:style-name="T4"/></text:p>
            <text:p><text:span text:style-name="T8">Can we profitably make </text:span><text:span text:style-name="T9">slow fashion clothing</text:span></text:p>
            <text:p><text:span text:style-name="T9">using no child labor or slave labor, </text:span></text:p>
            <text:p><text:span text:style-name="T9">have transparent supply chains, </text:span></text:p>
            <text:p><text:span text:style-name="T9">utilize sustainable fabrics, </text:span><text:span text:style-name="T8">and reduce waste?</text:span></text:p>
            <text:p><text:span text:style-name="T8"/></text:p>
            <text:p><text:span text:style-name="T8">Can slow fashion clothing be accessible and affordable?</text:span></text:p>
            <text:p><text:span text:style-name="T8"/></text:p>
            <text:p><text:span text:style-name="T8">Can slow fashion also be the basis for </text:span></text:p>
            <text:p><text:span text:style-name="T8">rebuilding garment districts and creating new ones? </text:span></text:p>
            <text:p><text:span text:style-name="T8"/></text:p>
            <text:p><text:span text:style-name="T10">There are changes happening in the world </text:span></text:p>
            <text:p><text:span text:style-name="T10">that make this possible!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5" draw:text-style-name="P5" draw:layer="layout" svg:width="24.892cm" svg:height="14.478cm" svg:x="1.524cm" svg:y="3.556cm" presentation:class="subtitle" presentation:user-transformed="true">
          <draw:text-box>
            <text:p text:style-name="P4"><text:span text:style-name="T11">Consumers are changing</text:span></text:p>
            <text:p text:style-name="P4"><text:span text:style-name="T12"/></text:p>
            <text:p text:style-name="P4"><text:span text:style-name="T11">“</text:span><text:span text:style-name="T11">Just like we've had this huge movement of </text:span></text:p>
            <text:p text:style-name="P4"><text:span text:style-name="T11">slow food...now people want </text:span></text:p>
            <text:p text:style-name="P4"><text:span text:style-name="T11">slow fashion.”</text:span></text:p>
            <text:p text:style-name="P4"><text:span text:style-name="T12"/></text:p>
            <text:p text:style-name="P4"><text:span text:style-name="T12">-Jeanne Allen</text:span></text:p>
            <text:p text:style-name="P4"><text:span text:style-name="T12">Executive Director of Fashion Incubator San Francisco</text:span></text:p>
            <text:p text:style-name="P4"><text:span text:style-name="T12"/></text:p>
            <text:p text:style-name="P4"><text:span text:style-name="T12"/></text:p>
            <text:p text:style-name="P4"><text:span text:style-name="T13">'</text:span><text:span text:style-name="T14">S.F.’s apparel industry finds new fit in city</text:span><text:span text:style-name="T13">', John Coté, </text:span><text:span text:style-name="T15">SFGate.com</text:span><text:span text:style-name="T13">,</text:span><text:span text:style-name="T16"><text:line-break/></text:span><text:span text:style-name="T16"><text:a xlink:href="http://www.sfgate.com/bayarea/article/S-F-s-apparel-industry-finds-new-fit-in-city-5974473.php" xlink:type="simple">http://www.sfgate.com/bayarea/article/S-F-s-apparel-industry-finds-new-fit-in-city-5974473.php</text:a></text:span></text:p>
            <text:p text:style-name="P4"><text:span text:style-name="T13"/></text:p>
          </draw:text-box>
        </draw:frame>
        <draw:frame presentation:style-name="pr1" draw:text-style-name="P1" draw:layer="layout" svg:width="25.191cm" svg:height="2.466cm" svg:x="1.4cm" svg:y="0.837cm" presentation:class="title" presentation:user-transformed="true">
          <draw:text-box>
            <text:p><text:span text:style-name="T1">Community Garment Production</text:span><text:span text:style-name="T2"><text:line-break/></text:span><text:span text:style-name="T3">_____________________________________________________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6" draw:text-style-name="P7" draw:layer="layout" svg:width="24.892cm" svg:height="14.617cm" svg:x="1.524cm" svg:y="3.556cm" presentation:class="subtitle" presentation:user-transformed="true">
          <draw:text-box>
            <text:p><text:span text:style-name="T17">Fashion is changing</text:span></text:p>
            <text:p><text:span text:style-name="T17"/></text:p>
            <text:p><text:span text:style-name="T17"/></text:p>
            <text:p><text:span text:style-name="T18">“</text:span><text:span text:style-name="T18">The future of fashion is code”</text:span></text:p>
            <text:p><text:span text:style-name="T19">- Francis Bitonti</text:span></text:p>
            <text:p text:style-name="P6"><text:span text:style-name="T20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>'The Future of Fashion Is Code, Not Couture, Says Designer', </text:span><text:span text:style-name="T22">Rebecca Hiscott</text:span><text:span text:style-name="T21">, </text:span><text:span text:style-name="T23">Mashable,</text:span><text:span text:style-name="T21"> </text:span><text:span text:style-name="T22"><text:a xlink:href="http://mashable.com/2014/04/04/francis-bitonti-3d-printing" xlink:type="simple">http://mashable.com/2014/04/04/francis-bitonti-3d-printing</text:a></text:span></text:p>
            <text:p text:style-name="P6"><text:span text:style-name="T22">Image by By Tom Ruen [Public domain], via Wikimedia Commons</text:span><text:span text:style-name="T21"> </text:span></text:p>
          </draw:text-box>
        </draw:frame>
        <draw:frame presentation:style-name="pr1" draw:text-style-name="P1" draw:layer="layout" svg:width="25.191cm" svg:height="2.466cm" svg:x="1.401cm" svg:y="0.837cm" presentation:class="title" presentation:user-transformed="true">
          <draw:text-box>
            <text:p><text:span text:style-name="T1">Community Garment Production</text:span><text:span text:style-name="T2"><text:line-break/></text:span><text:span text:style-name="T3">_____________________________________________________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6" draw:text-style-name="P7" draw:layer="layout" svg:width="24.892cm" svg:height="14.617cm" svg:x="1.524cm" svg:y="3.556cm" presentation:class="subtitle" presentation:user-transformed="true">
          <draw:text-box>
            <text:p><text:span text:style-name="T17">Designers are changing</text:span></text:p>
            <text:p><text:span text:style-name="T17"/></text:p>
            <text:p><text:span text:style-name="T24">"The consumers of today and tomorrow </text:span></text:p>
            <text:p><text:span text:style-name="T24">are going to choose for themselves, </text:span></text:p>
            <text:p><text:span text:style-name="T24">creating and designing </text:span></text:p>
            <text:p><text:span text:style-name="T24">their own wardrobes"</text:span></text:p>
            <text:p><text:span text:style-name="T25">- Lidewij Edelkoort</text:span></text:p>
            <text:p><text:span text:style-name="T26"/></text:p>
            <text:p><text:span text:style-name="T26"/></text:p>
            <text:p><text:span text:style-name="T26"/></text:p>
            <text:p><text:span text:style-name="T27">'Anti_Fashion, a manifesto for the next decade', </text:span><text:span text:style-name="T28">TrendUnion, March 2016</text:span><text:span text:style-name="T29">, referenced in</text:span></text:p>
            <text:p><text:span text:style-name="T27">'Li Edelkort publishes manifesto explaining why “fashion is obsolete'”, </text:span><text:span text:style-name="T30">Dezeen.com,</text:span></text:p>
            <text:p><text:span text:style-name="T31">http://www.dezeen.com/2015/03/02/li-edelkoort-manifesto-anti-fashion-obsolete/</text:span></text:p>
            <text:p><text:span text:style-name="T32"/></text:p>
          </draw:text-box>
        </draw:frame>
        <draw:frame presentation:style-name="pr1" draw:text-style-name="P1" draw:layer="layout" svg:width="25.191cm" svg:height="2.466cm" svg:x="1.401cm" svg:y="0.837cm" presentation:class="title" presentation:user-transformed="true">
          <draw:text-box>
            <text:p><text:span text:style-name="T1">Community Garment Production</text:span><text:span text:style-name="T2"><text:line-break/></text:span><text:span text:style-name="T3">_____________________________________________________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6" draw:text-style-name="P7" draw:layer="layout" svg:width="24.892cm" svg:height="14.617cm" svg:x="1.524cm" svg:y="3.556cm" presentation:class="subtitle" presentation:user-transformed="true">
          <draw:text-box>
            <text:p><text:span text:style-name="T17">Textiles are changing</text:span></text:p>
            <text:p><text:span text:style-name="T17"/></text:p>
            <text:p><text:span text:style-name="T24">"Creating a circular zero-waste textile economy is one of the hottest topics for the textile industry in the coming years. "</text:span></text:p>
            <text:p><text:span text:style-name="T25">- Open Source Circular Economy </text:span></text:p>
            <text:p><text:span text:style-name="T26"/></text:p>
            <text:p><text:span text:style-name="T26"/></text:p>
            <text:p><text:span text:style-name="T26"/></text:p>
            <text:p><text:span text:style-name="T27">'2015 Circular Textile Challenge(S) Berlin', </text:span><text:span text:style-name="T30">OSCEDays.org,</text:span></text:p>
            <text:p><text:span text:style-name="T31"><text:a xlink:href="https://oscedays.org/circular-textile-challenges-berlin/" xlink:type="simple">https://oscedays.org/circular-textile-challenges-berlin/</text:a></text:span></text:p>
            <text:p><text:span text:style-name="T32"/></text:p>
          </draw:text-box>
        </draw:frame>
        <draw:frame presentation:style-name="pr1" draw:text-style-name="P1" draw:layer="layout" svg:width="25.191cm" svg:height="2.466cm" svg:x="1.401cm" svg:y="0.837cm" presentation:class="title" presentation:user-transformed="true">
          <draw:text-box>
            <text:p><text:span text:style-name="T1">Community Garment Production</text:span><text:span text:style-name="T2"><text:line-break/></text:span><text:span text:style-name="T3">_____________________________________________________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6" draw:text-style-name="P7" draw:layer="layout" svg:width="24.892cm" svg:height="14.617cm" svg:x="1.524cm" svg:y="3.556cm" presentation:class="subtitle" presentation:user-transformed="true">
          <draw:text-box>
            <text:p><text:span text:style-name="T17">The Earth is changing</text:span></text:p>
            <text:p><text:span text:style-name="T33"/></text:p>
            <text:p text:style-name="P4"><text:span text:style-name="T34">"UK consumers send </text:span><text:span text:style-name="T34"><text:line-break/></text:span><text:span text:style-name="T34">30kg of clothing and textiles </text:span></text:p>
            <text:p text:style-name="P4"><text:span text:style-name="T34">per capita </text:span><text:span text:style-name="T34"><text:line-break/></text:span><text:span text:style-name="T34">to landfill each year...</text:span></text:p>
            <text:p text:style-name="P4"><text:span text:style-name="T34"><text:s/></text:span><text:span text:style-name="T34"><text:line-break/></text:span><text:span text:style-name="T34">1.2 million tonnes of clothing </text:span><text:span text:style-name="T34"><text:line-break/></text:span><text:span text:style-name="T34">went to landfill in 2005 </text:span></text:p>
            <text:p text:style-name="P4"><text:span text:style-name="T34">in the UK alone"</text:span><text:span text:style-name="T35"> </text:span></text:p>
            <text:p><text:span text:style-name="T36"/></text:p>
            <text:p text:style-name="P6"><text:span text:style-name="T32">'Fast fashion, Value fashion'</text:span><text:span text:style-name="T30">, </text:span><text:span text:style-name="T37">Ethical Fashion Forum</text:span><text:span text:style-name="T38">,</text:span><text:span text:style-name="T39"><text:line-break/></text:span><text:span text:style-name="T40"><text:a xlink:href="http://source.ethicalfashionforum.com/article/fast-fashion-value-fashion" xlink:type="simple">http://source.ethicalfashionforum.com/article/fast-fashion-value-fashion</text:a></text:span></text:p>
            <text:p text:style-name="P6"><text:span text:style-name="T41"/></text:p>
            <text:p><text:span text:style-name="T32"/></text:p>
          </draw:text-box>
        </draw:frame>
        <draw:frame presentation:style-name="pr1" draw:text-style-name="P1" draw:layer="layout" svg:width="25.191cm" svg:height="2.466cm" svg:x="1.401cm" svg:y="0.837cm" presentation:class="title" presentation:user-transformed="true">
          <draw:text-box>
            <text:p><text:span text:style-name="T1">Community Garment Production</text:span><text:span text:style-name="T2"><text:line-break/></text:span><text:span text:style-name="T3">_____________________________________________________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1cm" svg:height="2.466cm" svg:x="1.399cm" svg:y="0.837cm" presentation:class="title" presentation:user-transformed="true">
          <draw:text-box>
            <text:p><text:span text:style-name="T1">Community Garment Production</text:span><text:span text:style-name="T2"><text:line-break/></text:span><text:span text:style-name="T3">_____________________________________________________</text:span></text:p>
          </draw:text-box>
        </draw:frame>
        <draw:frame presentation:style-name="pr7" draw:text-style-name="P2" draw:layer="layout" svg:width="24.892cm" svg:height="14.889cm" svg:x="1.524cm" svg:y="3.484cm" presentation:class="subtitle" presentation:user-transformed="true">
          <draw:text-box>
            <text:p><text:span text:style-name="T5">What is needed to accomplish change?</text:span></text:p>
            <text:p><text:span text:style-name="T4"/></text:p>
            <text:p><text:span text:style-name="T42">Provide consumers with real choice and real data</text:span></text:p>
            <text:list text:style-name="L2">
              <text:list-header>
                <text:p><text:span text:style-name="T42"/></text:p>
                <text:p><text:span text:style-name="T42">Provide producers with tools and market power</text:span></text:p>
                <text:p><text:span text:style-name="T42"/></text:p>
                <text:p><text:span text:style-name="T42">Create garment production communities based on collaborative shared resources </text:span></text:p>
                <text:p><text:span text:style-name="T42"/></text:p>
                <text:p><text:span text:style-name="T42">Create garment production processes which allow participants to self-manage their work</text:span></text:p>
                <text:p><text:span text:style-name="T4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43">Why can't we make money making clothing?</text:span></text:p>
              <text:p><text:span text:style-name="T43"/></text:p>
              <text:p><text:span text:style-name="T44">Patternmaking software &gt; $1000 to $150,000+</text:span></text:p>
              <text:p><text:span text:style-name="T44">Cutting tables &gt; $50,000 to $500,000+</text:span></text:p>
              <text:p><text:span text:style-name="T44">Manufacturing Batch Minimums &gt; 5000+ garment units</text:span></text:p>
              <text:p><text:span text:style-name="T44">Time from design to delivery &gt; 2 to 6 months</text:span></text:p>
              <text:p><text:span text:style-name="T44"/></text:p>
              <text:p><text:span text:style-name="T44">No income until after products are delivered</text:span></text:p>
              <text:p><text:span text:style-name="T44">Not all garments are sold</text:span></text:p>
              <text:p><text:span text:style-name="T44"/></text:p>
              <text:p><text:span text:style-name="T44">Many Independent Designers become bankrupt </text:span></text:p>
              <text:p><text:span text:style-name="T44">within their first two years</text:span></text:p>
              <text:p><text:span text:style-name="T6"/></text:p>
            </draw:text-box>
          </draw:frame>
        </presentation:notes>
      </draw:page>
      <draw:page draw:name="page9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1cm" svg:height="2.466cm" svg:x="1.399cm" svg:y="0.837cm" presentation:class="title" presentation:user-transformed="true">
          <draw:text-box>
            <text:p><text:span text:style-name="T1">Community Garment Production</text:span><text:span text:style-name="T2"><text:line-break/></text:span><text:span text:style-name="T3">_____________________________________________________</text:span></text:p>
          </draw:text-box>
        </draw:frame>
        <draw:frame presentation:style-name="pr8" draw:text-style-name="P2" draw:layer="layout" svg:width="24.972cm" svg:height="14.986cm" svg:x="1.524cm" svg:y="3.5cm" presentation:class="subtitle" presentation:user-transformed="true">
          <draw:text-box>
            <text:p><text:span text:style-name="T5">Current Development:</text:span></text:p>
            <text:p><text:span text:style-name="T5"/></text:p>
            <text:p><text:span text:style-name="T42">Design – Valentina </text:span></text:p>
            <text:list text:style-name="L2">
              <text:list-header>
                <text:p><text:span text:style-name="T42">Production – Marketplace (Backend cloud)</text:span></text:p>
                <text:p><text:span text:style-name="T42">Sales – Marketplace (Frontend website)</text:span></text:p>
                <text:p><text:span text:style-name="T42"/></text:p>
                <text:p><text:span text:style-name="T4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1cm" svg:height="2.466cm" svg:x="1.399cm" svg:y="0.837cm" presentation:class="title" presentation:user-transformed="true">
          <draw:text-box>
            <text:p><text:span text:style-name="T1">Community Garment Production</text:span><text:span text:style-name="T2"><text:line-break/></text:span><text:span text:style-name="T3">_____________________________________________________</text:span></text:p>
          </draw:text-box>
        </draw:frame>
        <draw:frame presentation:style-name="pr9" draw:text-style-name="P2" draw:layer="layout" svg:width="24.972cm" svg:height="14.986cm" svg:x="1.524cm" svg:y="3.555cm" presentation:class="subtitle" presentation:user-transformed="true">
          <draw:text-box>
            <text:p><text:span text:style-name="T6"><text:s text:c="3"/></text:span><text:span text:style-name="T5">Interactivos?'15 Workshop</text:span></text:p>
            <text:p><text:span text:style-name="T4">Track #1</text:span></text:p>
            <text:p><text:span text:style-name="T43"/></text:p>
            <text:list text:style-name="L2">
              <text:list-item>
                <text:p><text:span text:style-name="T6">Explore resources available in Madrid (field trips!)</text:span></text:p>
              </text:list-item>
            </text:list>
            <text:list text:style-name="L4">
              <text:list-item>
                <text:p><text:span text:style-name="T46">Meet independent designers</text:span></text:p>
              </text:list-item>
              <text:list-item>
                <text:p><text:span text:style-name="T46">Visit local community manufacturing resources</text:span></text:p>
              </text:list-item>
              <text:list-item>
                <text:p><text:span text:style-name="T46">Feed this information into the requirements model</text:span></text:p>
                <text:p><text:span text:style-name="T44"/></text:p>
              </text:list-item>
            </text:list>
            <text:list text:style-name="L2">
              <text:list-header>
                <text:p><text:span text:style-name="T6">Blog and photograph about workshop and idea space</text:span></text:p>
              </text:list-header>
              <text:list-item>
                <text:p><text:span text:style-name="T47">Educate market and develop customer base</text:span></text:p>
                <text:p><text:span text:style-name="T47"/></text:p>
              </text:list-item>
              <text:list-item>
                <text:p><text:span text:style-name="T6">Learn to use Valentina Patternmaking software</text:span></text:p>
                <text:p><text:span text:style-name="T47"/></text:p>
                <text:p><text:span text:style-name="T46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8" draw:layer="layout" svg:width="17.271cm" svg:height="14.329cm" svg:x="2.159cm" svg:y="13.271cm" presentation:class="notes" presentation:user-transformed="true">
            <draw:text-box>
              <text:list text:style-name="L1">
                <text:list-header>
                  <text:p><text:span text:style-name="T44">Populate the OpenFashion marketplace with initial data</text:span></text:p>
                  <text:p><text:span text:style-name="T44"/></text:p>
                </text:list-header>
                <text:list-item>
                  <text:p><text:span text:style-name="T44">Visit Madrid independent designers </text:span></text:p>
                </text:list-item>
                <text:list-item>
                  <text:p><text:span text:style-name="T44">Visit Madrid manufacturing resources</text:span></text:p>
                </text:list-item>
                <text:list-item>
                  <text:p><text:span text:style-name="T44">Add them as resources to the demo marketplace</text:span></text:p>
                </text:list-item>
                <text:list-item>
                  <text:p><text:span text:style-name="T44">Investigate their needs and expectations</text:span></text:p>
                </text:list-item>
                <text:list-item>
                  <text:p><text:span text:style-name="T44">Feed their responses back into the model</text:span></text:p>
                </text:list-item>
                <text:list-item>
                  <text:p><text:span text:style-name="T44">Blog and photograph this effort </text:span></text:p>
                  <text:p><text:span text:style-name="T44">so others can 'See and Do'</text:span></text:p>
                  <text:p><text:span text:style-name="T44"/></text:p>
                  <text:p><text:span text:style-name="T48"/></text:p>
                  <text:p><text:span text:style-name="T48"/></text:p>
                  <text:p><text:span text:style-name="T48">Patternmaking services will not be available during Interactivos?'15.</text:span></text:p>
                  <text:p><text:span text:style-name="T48">To meet these needs we suggest a future workshop for patternmaking</text:span></text:p>
                  <text:p><text:span text:style-name="T48">and developing an online PatternShare.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1cm" svg:height="2.466cm" svg:x="1.399cm" svg:y="0.837cm" presentation:class="title" presentation:user-transformed="true">
          <draw:text-box>
            <text:p><text:span text:style-name="T1">Community Garment Production</text:span><text:span text:style-name="T2"><text:line-break/></text:span><text:span text:style-name="T3">_____________________________________________________</text:span></text:p>
          </draw:text-box>
        </draw:frame>
        <draw:frame presentation:style-name="pr10" draw:text-style-name="P2" draw:layer="layout" svg:width="24.972cm" svg:height="14.986cm" svg:x="1.444cm" svg:y="3.556cm" presentation:class="subtitle" presentation:user-transformed="true">
          <draw:text-box>
            <text:p><text:span text:style-name="T5">Interactivos?'15 Workshop</text:span></text:p>
            <text:list text:style-name="L2">
              <text:list-header>
                <text:p><text:span text:style-name="T4">Track #2</text:span></text:p>
                <text:p><text:span text:style-name="T6"/></text:p>
                <text:p><text:span text:style-name="T6">Marketplace frontend website:</text:span></text:p>
              </text:list-header>
              <text:list-item>
                <text:p><text:span text:style-name="T47">Develop user requirements for designers, sewists, suppliers, and customers</text:span></text:p>
              </text:list-item>
              <text:list-item>
                <text:p><text:span text:style-name="T47">Create mockup of website</text:span></text:p>
                <text:p><text:span text:style-name="T7"/></text:p>
                <text:p><text:span text:style-name="T6">Marketplace backend cloud (offsite):</text:span></text:p>
              </text:list-item>
              <text:list-item>
                <text:p><text:span text:style-name="T47">Design backend process to meet user requirements</text:span></text:p>
              </text:list-item>
              <text:list-item>
                <text:p><text:span text:style-name="T47">Create prototype of backend process</text:span></text:p>
                <text:p><text:span text:style-name="T49">Offsite work by Bob and Lynn Hauer, </text:span></text:p>
                <text:p><text:span text:style-name="T49">developers of Mikorizal, </text:span><text:span text:style-name="T50"><text:a xlink:href="http://www.mikorizal.org/" xlink:type="simple">www.mikorizal.org</text:a></text:span></text:p>
                <text:p><text:span text:style-name="T51"/></text:p>
                <text:p><text:span text:style-name="T4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11" draw:text-style-name="P10" draw:layer="layout" svg:width="23.876cm" svg:height="14.227cm" svg:x="2.032cm" svg:y="4.061cm" presentation:class="outline" presentation:user-transformed="true">
          <draw:text-box>
            <text:p text:style-name="P6"><text:span text:style-name="T52"/></text:p>
            <text:p text:style-name="P6"><text:span text:style-name="T53">Lets be the change </text:span><text:span text:style-name="T53"><text:line-break/></text:span><text:span text:style-name="T53">we wish to see in the world.</text:span></text:p>
            <text:p text:style-name="P6"><text:span text:style-name="T53">We can create a sustainable future</text:span><text:span text:style-name="T54">.</text:span></text:p>
            <text:p text:style-name="P6"><text:span text:style-name="T55">Small batch and custom-fit clothing can be accessible and affordable, and can be the basis for rebuilding local garment districts and reducing garment waste.</text:span></text:p>
            <text:p text:style-name="P6"><text:span text:style-name="T56"/></text:p>
          </draw:text-box>
        </draw:frame>
        <draw:frame presentation:style-name="pr1" draw:text-style-name="P1" draw:layer="layout" svg:width="25.191cm" svg:height="2.466cm" svg:x="1.4cm" svg:y="0.837cm" presentation:class="title" presentation:user-transformed="true">
          <draw:text-box>
            <text:p><text:span text:style-name="T1">Community Garment Production</text:span><text:span text:style-name="T2"><text:line-break/></text:span><text:span text:style-name="T3">_____________________________________________________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BodoniFLF" svg:font-family="BodoniFLF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Interactivos?'15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1" draw:layer="backgroundobjects" svg:width="6.521cm" svg:height="1.448cm" svg:x="1.4cm" svg:y="19.136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3cm" svg:y="19.136cm">
        <draw:text-box>
          <text:p text:style-name="MP4"><text:span text:style-name="MT1">Interactivos?'15</text:span></text:p>
        </draw:text-box>
      </draw:frame>
      <draw:frame presentation:style-name="Mpr1" draw:text-style-name="MP2" draw:layer="backgroundobjects" svg:width="6.521cm" svg:height="1.448cm" svg:x="20.07cm" svg:y="19.136cm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san Spencer</meta:initial-creator>
    <meta:creation-date>2015-11-18T13:02:48.024245233</meta:creation-date>
    <dc:date>2015-12-02T00:12:33.610823839</dc:date>
    <dc:creator>Susan Spencer</dc:creator>
    <meta:editing-duration>PT7H14M50S</meta:editing-duration>
    <meta:editing-cycles>250</meta:editing-cycles>
    <meta:generator>LibreOffice/4.2.8.2$Linux_X86_64 LibreOffice_project/420m0$Build-2</meta:generator>
    <meta:document-statistic meta:object-count="72"/>
  </office:meta>
</office:document-meta>
</file>